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6"/>
    <style:style style:name="ce3" style:family="table-cell" style:parent-style-name="Default" style:data-style-name="N138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ce4"/>
        <table:table-row table:style-name="ro1">
          <table:table-cell office:value-type="string" calcext:value-type="string">
            <text:p>chr</text:p>
          </table:table-cell>
          <table:table-cell table:style-name="Default" office:value-type="string" calcext:value-type="string">
            <text:p>total bp</text:p>
          </table:table-cell>
          <table:table-cell table:style-name="Default" office:value-type="string" calcext:value-type="string">
            <text:p>Mb</text:p>
          </table:table-cell>
          <table:table-cell/>
          <table:table-cell office:value-type="string" calcext:value-type="string">
            <text:p>windows</text:p>
          </table:table-cell>
          <table:table-cell table:style-name="Default" office:value-type="string" calcext:value-type="string">
            <text:p>Mb/window</text:p>
          </table:table-cell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8956422" calcext:value-type="float">
            <text:p>248956422</text:p>
          </table:table-cell>
          <table:table-cell table:formula="of:=[.B2]/1000000" office:value-type="float" office:value="248.956422" calcext:value-type="float">
            <text:p>249.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2]/[.E2]" office:value-type="float" office:value="31.11955275" calcext:value-type="float">
            <text:p>31.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193529" calcext:value-type="float">
            <text:p>242193529</text:p>
          </table:table-cell>
          <table:table-cell table:formula="of:=[.B3]/1000000" office:value-type="float" office:value="242.193529" calcext:value-type="float">
            <text:p>242.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]/[.E3]" office:value-type="float" office:value="30.274191125" calcext:value-type="float">
            <text:p>30.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8295559" calcext:value-type="float">
            <text:p>198295559</text:p>
          </table:table-cell>
          <table:table-cell table:formula="of:=[.B4]/1000000" office:value-type="float" office:value="198.295559" calcext:value-type="float">
            <text:p>198.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4]/[.E4]" office:value-type="float" office:value="33.0492598333333" calcext:value-type="float">
            <text:p>33.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0214555" calcext:value-type="float">
            <text:p>190214555</text:p>
          </table:table-cell>
          <table:table-cell table:formula="of:=[.B5]/1000000" office:value-type="float" office:value="190.214555" calcext:value-type="float">
            <text:p>190.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5]/[.E5]" office:value-type="float" office:value="31.7024258333333" calcext:value-type="float">
            <text:p>31.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538259" calcext:value-type="float">
            <text:p>181538259</text:p>
          </table:table-cell>
          <table:table-cell table:formula="of:=[.B6]/1000000" office:value-type="float" office:value="181.538259" calcext:value-type="float">
            <text:p>181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6]/[.E6]" office:value-type="float" office:value="30.2563765" calcext:value-type="float">
            <text:p>30.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0805979" calcext:value-type="float">
            <text:p>170805979</text:p>
          </table:table-cell>
          <table:table-cell table:formula="of:=[.B7]/1000000" office:value-type="float" office:value="170.805979" calcext:value-type="float">
            <text:p>170.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7]/[.E7]" office:value-type="float" office:value="34.1611958" calcext:value-type="float">
            <text:p>34.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345973" calcext:value-type="float">
            <text:p>159345973</text:p>
          </table:table-cell>
          <table:table-cell table:formula="of:=[.B8]/1000000" office:value-type="float" office:value="159.345973" calcext:value-type="float">
            <text:p>159.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8]/[.E8]" office:value-type="float" office:value="31.8691946" calcext:value-type="float">
            <text:p>31.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138636" calcext:value-type="float">
            <text:p>145138636</text:p>
          </table:table-cell>
          <table:table-cell table:formula="of:=[.B9]/1000000" office:value-type="float" office:value="145.138636" calcext:value-type="float">
            <text:p>145.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9]/[.E9]" office:value-type="float" office:value="29.0277272" calcext:value-type="float">
            <text:p>29.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394717" calcext:value-type="float">
            <text:p>138394717</text:p>
          </table:table-cell>
          <table:table-cell table:formula="of:=[.B10]/1000000" office:value-type="float" office:value="138.394717" calcext:value-type="float">
            <text:p>138.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10]/[.E10]" office:value-type="float" office:value="34.59867925" calcext:value-type="float">
            <text:p>34.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797422" calcext:value-type="float">
            <text:p>133797422</text:p>
          </table:table-cell>
          <table:table-cell table:formula="of:=[.B11]/1000000" office:value-type="float" office:value="133.797422" calcext:value-type="float">
            <text:p>133.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11]/[.E11]" office:value-type="float" office:value="33.4493555" calcext:value-type="float">
            <text:p>33.4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086622" calcext:value-type="float">
            <text:p>135086622</text:p>
          </table:table-cell>
          <table:table-cell table:formula="of:=[.B12]/1000000" office:value-type="float" office:value="135.086622" calcext:value-type="float">
            <text:p>135.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12]/[.E12]" office:value-type="float" office:value="33.7716555" calcext:value-type="float">
            <text:p>33.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275309" calcext:value-type="float">
            <text:p>133275309</text:p>
          </table:table-cell>
          <table:table-cell table:formula="of:=[.B13]/1000000" office:value-type="float" office:value="133.275309" calcext:value-type="float">
            <text:p>133.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13]/[.E13]" office:value-type="float" office:value="33.31882725" calcext:value-type="float">
            <text:p>33.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4364328" calcext:value-type="float">
            <text:p>114364328</text:p>
          </table:table-cell>
          <table:table-cell table:formula="of:=[.B14]/1000000" office:value-type="float" office:value="114.364328" calcext:value-type="float">
            <text:p>114.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14]/[.E14]" office:value-type="float" office:value="28.591082" calcext:value-type="float">
            <text:p>28.6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043718" calcext:value-type="float">
            <text:p>107043718</text:p>
          </table:table-cell>
          <table:table-cell table:formula="of:=[.B15]/1000000" office:value-type="float" office:value="107.043718" calcext:value-type="float">
            <text:p>107.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15]/[.E15]" office:value-type="float" office:value="26.7609295" calcext:value-type="float">
            <text:p>26.8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1991189" calcext:value-type="float">
            <text:p>101991189</text:p>
          </table:table-cell>
          <table:table-cell table:formula="of:=[.B16]/1000000" office:value-type="float" office:value="101.991189" calcext:value-type="float">
            <text:p>102.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16]/[.E16]" office:value-type="float" office:value="25.49779725" calcext:value-type="float">
            <text:p>25.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0338345" calcext:value-type="float">
            <text:p>90338345</text:p>
          </table:table-cell>
          <table:table-cell table:formula="of:=[.B17]/1000000" office:value-type="float" office:value="90.338345" calcext:value-type="float">
            <text:p>90.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17]/[.E17]" office:value-type="float" office:value="30.1127816666667" calcext:value-type="float">
            <text:p>30.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3257441" calcext:value-type="float">
            <text:p>83257441</text:p>
          </table:table-cell>
          <table:table-cell table:formula="of:=[.B18]/1000000" office:value-type="float" office:value="83.257441" calcext:value-type="float">
            <text:p>83.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18]/[.E18]" office:value-type="float" office:value="27.7524803333333" calcext:value-type="float">
            <text:p>27.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373285" calcext:value-type="float">
            <text:p>80373285</text:p>
          </table:table-cell>
          <table:table-cell table:formula="of:=[.B19]/1000000" office:value-type="float" office:value="80.373285" calcext:value-type="float">
            <text:p>8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19]/[.E19]" office:value-type="float" office:value="26.791095" calcext:value-type="float">
            <text:p>26.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617616" calcext:value-type="float">
            <text:p>58617616</text:p>
          </table:table-cell>
          <table:table-cell table:formula="of:=[.B20]/1000000" office:value-type="float" office:value="58.617616" calcext:value-type="float">
            <text:p>58.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0]/[.E20]" office:value-type="float" office:value="29.308808" calcext:value-type="float">
            <text:p>29.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444167" calcext:value-type="float">
            <text:p>64444167</text:p>
          </table:table-cell>
          <table:table-cell table:formula="of:=[.B21]/1000000" office:value-type="float" office:value="64.444167" calcext:value-type="float">
            <text:p>64.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1]/[.E21]" office:value-type="float" office:value="32.2220835" calcext:value-type="float">
            <text:p>32.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709983" calcext:value-type="float">
            <text:p>46709983</text:p>
          </table:table-cell>
          <table:table-cell table:formula="of:=[.B22]/1000000" office:value-type="float" office:value="46.709983" calcext:value-type="float">
            <text:p>46.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2]/[.E22]" office:value-type="float" office:value="23.3549915" calcext:value-type="float">
            <text:p>23.4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818468" calcext:value-type="float">
            <text:p>50818468</text:p>
          </table:table-cell>
          <table:table-cell table:formula="of:=[.B23]/1000000" office:value-type="float" office:value="50.818468" calcext:value-type="float">
            <text:p>50.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23]/[.E23]" office:value-type="float" office:value="25.409234" calcext:value-type="float">
            <text:p>25.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total</text:p>
          </table:table-cell>
          <table:table-cell table:formula="of:=SUM([.E2:.E23])" office:value-type="float" office:value="94" calcext:value-type="float">
            <text:p>94</text:p>
          </table:table-cell>
          <table:table-cell table:style-name="ce3" table:formula="of:=AVERAGE([.F2:.F23])" office:value-type="float" office:value="30.1090783587121" calcext:value-type="float">
            <text:p>30.1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5">
      <number:number number:decimal-places="18" number:min-decimal-places="18" number:min-integer-digits="1"/>
    </number:number-style>
    <number:number-style style:name="N136">
      <number:number number:decimal-places="19" number:min-decimal-places="19" number:min-integer-digits="1"/>
    </number:number-style>
    <number:number-style style:name="N137">
      <number:number number:decimal-places="20" number:min-decimal-places="20" number:min-integer-digits="1"/>
    </number:number-style>
    <number:number-style style:name="N13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20:28:08.338186832</meta:creation-date>
    <dc:date>2024-02-04T20:37:14.069157450</dc:date>
    <meta:editing-duration>PT9M6S</meta:editing-duration>
    <meta:editing-cycles>1</meta:editing-cycles>
    <meta:document-statistic meta:table-count="1" meta:cell-count="118" meta:object-count="0"/>
    <meta:generator>LibreOffice/7.4.7.2$Linux_X86_64 LibreOffice_project/40$Build-2</meta:generator>
  </office:meta>
</office:document-meta>
</file>